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Mitolyn - Boost Energy &amp; Burn Fat&lt;/title&gt;</text:p>
      <text:p text:style-name="Standard"><text:s text:c="2"/>&lt;style&gt;</text:p>
      <text:p text:style-name="Standard"><text:s text:c="4"/>* { margin: 0; padding: 0; box-sizing: border-box; }</text:p>
      <text:p text:style-name="Standard"><text:s text:c="4"/>body { font-family: 'Segoe UI', Tahoma, Geneva, Verdana, sans-serif; line-height: 1.6; background: #f0f4f8; color: #333; }</text:p>
      <text:p text:style-name="Standard"><text:s text:c="4"/>header { background: linear-gradient(135deg, #ff6b6b, #f94d6a); color: #fff; padding: 40px 20px; text-align: center; }</text:p>
      <text:p text:style-name="Standard"><text:s text:c="4"/>header h1 { font-size: 2.5rem; margin-bottom: 10px; }</text:p>
      <text:p text:style-name="Standard"><text:s text:c="4"/>header p { font-size: 1.2rem; }</text:p>
      <text:p text:style-name="Standard"><text:s text:c="4"/>.container { max-width: 1100px; margin: auto; padding: 20px; }</text:p>
      <text:p text:style-name="Standard"><text:s text:c="4"/>.section { background: #fff; padding: 30px; margin: 20px 0; border-radius: 12px; box-shadow: 0 5px 15px rgba(0,0,0,0.1); }</text:p>
      <text:p text:style-name="Standard"><text:s text:c="4"/>h2 { margin-bottom: 15px; color: #f94d6a; }</text:p>
      <text:p text:style-name="Standard"><text:s text:c="4"/>ul { margin-left: 20px; }</text:p>
      <text:p text:style-name="Standard"><text:s text:c="4"/>.btn { display: inline-block; background: #ff6b6b; color: #fff; padding: 14px 25px; border-radius: 8px; text-decoration: none; font-weight: bold; transition: 0.3s; }</text:p>
      <text:p text:style-name="Standard"><text:s text:c="4"/>.btn:hover { background: #d63031; }</text:p>
      <text:p text:style-name="Standard"><text:s text:c="4"/>.reviews p { margin-bottom: 15px; background: #f9f9f9; padding: 15px; border-left: 5px solid #ff6b6b; border-radius: 6px; }</text:p>
      <text:p text:style-name="Standard"><text:s text:c="4"/>footer { text-align: center; padding: 20px; background: #2c3e50; color: #fff; margin-top: 30px; 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header&gt;</text:p>
      <text:p text:style-name="Standard"><text:soft-page-break/><text:s text:c="4"/>&lt;h1&gt;Mitolyn Supplement&lt;/h1&gt;</text:p>
      <text:p text:style-name="Standard"><text:s text:c="4"/>&lt;p&gt;Boost Energy • Burn Fat • Transform Your Body Naturally&lt;/p&gt;</text:p>
      <text:p text:style-name="Standard"><text:s text:c="2"/>&lt;/header&gt;</text:p>
      <text:p text:style-name="Standard"/>
      <text:p text:style-name="Standard"><text:s text:c="2"/>&lt;div class="container"&gt;</text:p>
      <text:p text:style-name="Standard"><text:s text:c="4"/>&lt;div class="section"&gt;</text:p>
      <text:p text:style-name="Standard"><text:s text:c="6"/>&lt;h2&gt;Why Choose Mitolyn?&lt;/h2&gt;</text:p>
      <text:p text:style-name="Standard"><text:s text:c="6"/>&lt;ul&gt;</text:p>
      <text:p text:style-name="Standard"><text:s text:c="8"/>&lt;li&gt;✔ Natural ingredients for safe fat burning&lt;/li&gt;</text:p>
      <text:p text:style-name="Standard"><text:s text:c="8"/>&lt;li&gt;✔ Boosts metabolism &amp; energy levels&lt;/li&gt;</text:p>
      <text:p text:style-name="Standard"><text:s text:c="8"/>&lt;li&gt;✔ Promotes healthy weight management&lt;/li&gt;</text:p>
      <text:p text:style-name="Standard"><text:s text:c="8"/>&lt;li&gt;✔ Positive reviews from real customers&lt;/li&gt;</text:p>
      <text:p text:style-name="Standard"><text:s text:c="6"/>&lt;/ul&gt;</text:p>
      <text:p text:style-name="Standard"><text:s text:c="6"/>&lt;br&gt;</text:p>
      <text:p text:style-name="Standard"><text:s text:c="6"/>&lt;a href="YOUR_CLICKBANK_HOPLINK" class="btn"&gt;Get Mitolyn Now&lt;/a&gt;</text:p>
      <text:p text:style-name="Standard"><text:s text:c="4"/>&lt;/div&gt;</text:p>
      <text:p text:style-name="Standard"/>
      <text:p text:style-name="Standard"><text:s text:c="4"/>&lt;div class="section reviews"&gt;</text:p>
      <text:p text:style-name="Standard"><text:s text:c="6"/>&lt;h2&gt;What People Are Saying&lt;/h2&gt;</text:p>
      <text:p text:style-name="Standard"><text:s text:c="6"/>&lt;p&gt;&lt;strong&gt;Emily T.&lt;/strong&gt; ⭐⭐⭐⭐⭐&lt;br&gt; “I lost 12 pounds in 6 weeks! I feel healthier, more active, and confident again.”&lt;/p&gt;</text:p>
      <text:p text:style-name="Standard"><text:s text:c="6"/>&lt;p&gt;&lt;strong&gt;Michael S.&lt;/strong&gt; ⭐⭐⭐⭐☆&lt;br&gt; “Energy boost was noticeable within a week. It helped me stick to my routine.”&lt;/p&gt;</text:p>
      <text:p text:style-name="Standard"><text:s text:c="6"/>&lt;p&gt;&lt;strong&gt;Ananya P.&lt;/strong&gt; ⭐⭐⭐⭐⭐&lt;br&gt; “As a mom of two, Mitolyn gave me the energy I needed and helped reduce belly fat.”&lt;/p&gt;</text:p>
      <text:p text:style-name="Standard"><text:s text:c="4"/>&lt;/div&gt;</text:p>
      <text:p text:style-name="Standard"/>
      <text:p text:style-name="Standard"><text:s text:c="4"/>&lt;div class="section"&gt;</text:p>
      <text:p text:style-name="Standard"><text:s text:c="6"/>&lt;h2&gt;Special Limited Offer 🎉&lt;/h2&gt;</text:p>
      <text:p text:style-name="Standard"><text:soft-page-break/><text:s text:c="6"/>&lt;p&gt;Order today and unlock exclusive discounts + fast worldwide shipping.&lt;/p&gt;</text:p>
      <text:p text:style-name="Standard"><text:s text:c="6"/>&lt;br&gt;</text:p>
      <text:p text:style-name="Standard"><text:s text:c="6"/>&lt;a href="YOUR_CLICKBANK_HOPLINK" class="btn"&gt;Claim Your Discount&lt;/a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footer&gt;</text:p>
      <text:p text:style-name="Standard"><text:s text:c="4"/>&lt;p&gt;© 2025 Mitolyn | Affiliate Landing Page&lt;/p&gt;</text:p>
      <text:p text:style-name="Standard"><text:s text:c="2"/>&lt;/footer&gt;</text:p>
      <text:p text:style-name="Standard"/>
      <text:p text:style-name="Standard">&lt;/body&gt;</text:p>
      <text:p text:style-name="Standard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7" meta:word-count="319" meta:character-count="2652" meta:non-whitespace-character-count="2170"/>
    <meta:generator>LibreOfficeDev/6.0.5.2$Linux_X86_64 LibreOffice_project/</meta:generator>
  </office:meta>
</office:document-meta>
</file>